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7" draw:id="id7" draw:layer="layout" svg:width="6.35cm" svg:height="2.794cm" svg:x="10.922cm" svg:y="0.762cm">
          <text:p text:style-name="P1">EGF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556cm" svg:height="2.032cm" svg:x="12.446cm" svg:y="5.588cm">
          <text:p text:style-name="P1">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3.556cm" svg:height="2.032cm" svg:x="2.794cm" svg:y="1.27cm">
          <text:p text:style-name="P1">EG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556cm" svg:height="2.032cm" svg:x="12.446cm" svg:y="9.398cm">
          <text:p text:style-name="P1">R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556cm" svg:height="2.032cm" svg:x="12.446cm" svg:y="12.954cm">
          <text:p text:style-name="P1">ME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556cm" svg:height="2.032cm" svg:x="12.446cm" svg:y="16.51cm">
          <text:p text:style-name="P1">E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556cm" svg:height="2.032cm" svg:x="21.336cm" svg:y="1.27cm">
          <text:p text:style-name="P1">T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193cm" svg:y1="3.556cm" svg:x2="14.224cm" svg:y2="5.588cm" draw:end-shape="id1" svg:d="m14193 3556 31 2032" svg:viewBox="0 0 32 2033">
          <text:p/>
        </draw:connector>
        <draw:connector draw:style-name="gr2" draw:text-style-name="P1" draw:layer="layout" draw:type="line" svg:x1="14.224cm" svg:y1="7.62cm" svg:x2="14.224cm" svg:y2="9.398cm" draw:start-shape="id1" draw:start-glue-point="2" draw:end-shape="id2" draw:end-glue-point="0" svg:d="m14224 7620v1778" svg:viewBox="0 0 1 1779">
          <text:p/>
        </draw:connector>
        <draw:connector draw:style-name="gr2" draw:text-style-name="P1" draw:layer="layout" draw:type="line" svg:x1="14.224cm" svg:y1="11.43cm" svg:x2="14.224cm" svg:y2="12.954cm" draw:start-shape="id2" draw:start-glue-point="2" draw:end-shape="id3" draw:end-glue-point="0" svg:d="m14224 11430v1524" svg:viewBox="0 0 1 1525">
          <text:p/>
        </draw:connector>
        <draw:connector draw:style-name="gr2" draw:text-style-name="P1" draw:layer="layout" draw:type="line" svg:x1="14.224cm" svg:y1="14.986cm" svg:x2="14.224cm" svg:y2="16.51cm" draw:start-shape="id3" draw:start-glue-point="2" draw:end-shape="id4" svg:d="m14224 14986v1524" svg:viewBox="0 0 1 1525">
          <text:p/>
        </draw:connector>
        <draw:connector draw:style-name="gr2" draw:text-style-name="P1" draw:layer="layout" svg:x1="16.002cm" svg:y1="17.526cm" svg:x2="23.114cm" svg:y2="3.302cm" draw:start-shape="id4" draw:start-glue-point="1" draw:end-shape="id5" draw:end-glue-point="2" svg:d="m16002 17526h7112v-14224" svg:viewBox="0 0 7113 14225">
          <text:p/>
        </draw:connector>
        <draw:connector draw:style-name="gr2" draw:text-style-name="P1" draw:layer="layout" draw:type="line" svg:x1="6.35cm" svg:y1="2.286cm" svg:x2="10.922cm" svg:y2="2.159cm" draw:start-shape="id6" draw:start-glue-point="1" draw:end-shape="id7" svg:d="m6350 2286 4572-127" svg:viewBox="0 0 4573 128">
          <text:p/>
        </draw:connector>
        <draw:connector draw:style-name="gr2" draw:text-style-name="P1" draw:layer="layout" draw:type="line" svg:x1="21.336cm" svg:y1="2.286cm" svg:x2="17.272cm" svg:y2="2.159cm" draw:start-shape="id5" draw:start-glue-point="3" draw:end-shape="id7" draw:end-glue-point="1" svg:d="m21336 2286-4064-127" svg:viewBox="0 0 4065 128">
          <text:p/>
        </draw:connector>
        <draw:connector draw:style-name="gr3" draw:text-style-name="P1" draw:layer="layout" draw:line-skew="-2.547cm" svg:x1="12.446cm" svg:y1="17.526cm" svg:x2="12.446cm" svg:y2="6.604cm" draw:start-shape="id4" draw:start-glue-point="3" draw:end-shape="id1" draw:end-glue-point="3" svg:d="m12446 17526h-3048v-10922h3048" svg:viewBox="0 0 3049 10923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ter </meta:initial-creator>
    <meta:creation-date>2014-11-13T13:27:28</meta:creation-date>
    <dc:date>2014-11-13T13:38:14</dc:date>
    <dc:creator>Carter </dc:creator>
    <meta:editing-duration>P0D</meta:editing-duration>
    <meta:editing-cycles>1</meta:editing-cycles>
    <meta:document-statistic meta:object-count="38"/>
    <meta:generator>LibreOffice/3.5$Linux_X86_64 LibreOffice_project/350m1$Build-2</meta:generator>
  </office:meta>
</office:document-meta>
</file>